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urier new" svg:font-family="'Curier new'"/>
    <style:font-face style:name="Courier New" svg:font-family="'Courier New'" style:font-family-generic="modern"/>
    <style:font-face style:name="Arial Unicode MS2" svg:font-family="'Arial Unicode MS'" style:font-family-generic="swiss"/>
    <style:font-face style:name="Courier New1" svg:font-family="'Courier New'"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502cm" style:rel-column-width="4348*"/>
    </style:style>
    <style:style style:name="Таблица1.B" style:family="table-column">
      <style:table-column-properties style:column-width="4.501cm" style:rel-column-width="2609*"/>
    </style:style>
    <style:style style:name="Таблица1.C" style:family="table-column">
      <style:table-column-properties style:column-width="4.997cm" style:rel-column-width="2897*"/>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table:align="margins" style:writing-mode="lr-tb"/>
    </style:style>
    <style:style style:name="Таблица2.A" style:family="table-column">
      <style:table-column-properties style:column-width="8.5cm" style:rel-column-width="32767*"/>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B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17.002cm" style:type="right"/>
        </style:tab-stops>
      </style:paragraph-properties>
    </style:style>
    <style:style style:name="P3" style:family="paragraph" style:parent-style-name="Times14_5f_РИО2">
      <style:paragraph-properties fo:margin-left="0cm" fo:margin-right="0cm" fo:line-height="150%" fo:text-align="center" style:justify-single-word="false" fo:text-indent="0cm" style:auto-text-indent="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text-properties fo:color="#000000"/>
    </style:style>
    <style:style style:name="P7" style:family="paragraph" style:parent-style-name="Standard">
      <style:paragraph-properties fo:line-height="150%" fo:text-align="center" style:justify-single-word="false"/>
      <style:text-properties fo:color="#000000"/>
    </style:style>
    <style:style style:name="P8" style:family="paragraph" style:parent-style-name="Standard">
      <style:text-properties fo:color="#000000" fo:font-size="14pt" style:font-size-asian="14pt" style:font-size-complex="14pt"/>
    </style:style>
    <style:style style:name="P9" style:family="paragraph" style:parent-style-name="Standard">
      <style:paragraph-properties fo:line-height="150%" fo:text-align="center" style:justify-single-word="false"/>
      <style:text-properties fo:color="#000000" fo:font-size="14pt" style:font-size-asian="14pt" style:font-size-complex="14pt"/>
    </style:style>
    <style:style style:name="P10" style:family="paragraph" style:parent-style-name="Standard">
      <style:paragraph-properties style:snap-to-layout-grid="false"/>
      <style:text-properties fo:color="#000000" fo:font-size="14pt" style:font-size-asian="14pt" style:font-size-complex="14pt"/>
    </style:style>
    <style:style style:name="P11" style:family="paragraph" style:parent-style-name="Standard">
      <style:paragraph-properties fo:text-align="center" style:justify-single-word="false"/>
      <style:text-properties fo:color="#000000" fo:font-size="14pt" officeooo:rsid="0009d1ad" officeooo:paragraph-rsid="0009d1ad"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3" style:family="paragraph" style:parent-style-name="Standard">
      <style:paragraph-properties fo:margin-left="0cm" fo:margin-right="0cm" fo:line-height="150%" fo:text-align="justify" style:justify-single-word="false" fo:text-indent="1.251cm" style:auto-text-indent="false"/>
    </style:style>
    <style:style style:name="P14"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16"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17" style:family="paragraph" style:parent-style-name="Standard">
      <style:paragraph-properties fo:margin-left="0cm" fo:margin-right="0cm" fo:line-height="150%" fo:text-align="justify" style:justify-single-word="false" fo:text-indent="1.251cm" style:auto-text-indent="false" fo:break-before="page"/>
      <style:text-properties fo:font-size="14pt" fo:font-weight="bold" style:font-size-asian="14pt" style:font-weight-asian="bold" style:font-size-complex="14pt"/>
    </style:style>
    <style:style style:name="P18" style:family="paragraph" style:parent-style-name="Standard">
      <style:paragraph-properties fo:margin-left="0cm" fo:margin-right="0cm" fo:line-height="150%" fo:text-align="justify" style:justify-single-word="false" fo:text-indent="1.251cm" style:auto-text-indent="false" fo:break-before="page"/>
      <style:text-properties fo:font-size="14pt" fo:font-weight="bold" officeooo:paragraph-rsid="00129826" style:font-size-asian="14pt" style:font-weight-asian="bold" style:font-size-complex="14pt"/>
    </style:style>
    <style:style style:name="P19" style:family="paragraph" style:parent-style-name="Standard">
      <style:paragraph-properties fo:margin-left="0cm" fo:margin-right="0cm" fo:line-height="150%" fo:text-align="center" style:justify-single-word="false" fo:text-indent="1.251cm" style:auto-text-indent="false" fo:break-before="page"/>
      <style:text-properties fo:color="#000000" fo:font-size="14pt" fo:language="ru" fo:country="RU" fo:font-style="normal" fo:font-weight="bold" officeooo:rsid="00129826" officeooo:paragraph-rsid="00129826" style:font-size-asian="14pt" style:font-style-asian="normal" style:font-weight-asian="bold" style:font-size-complex="14pt" style:font-style-complex="normal"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0b51ef" officeooo:paragraph-rsid="000b51ef" style:font-size-asian="14pt"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09d1ad" officeooo:paragraph-rsid="0009d1ad" style:font-size-asian="14pt" style:font-size-complex="14pt"/>
    </style:style>
    <style:style style:name="P22" style:family="paragraph" style:parent-style-name="Standard" style:list-style-name="L1">
      <style:paragraph-properties fo:margin-left="0cm" fo:margin-right="0cm" fo:line-height="150%" fo:text-align="justify" style:justify-single-word="false" fo:text-indent="1.251cm" style:auto-text-indent="false"/>
      <style:text-properties fo:color="#000000" fo:font-size="14pt" fo:language="ru" fo:country="RU" officeooo:rsid="000b51ef" officeooo:paragraph-rsid="000b51ef" style:font-size-asian="14pt" style:font-size-complex="14pt"/>
    </style:style>
    <style:style style:name="P23" style:family="paragraph" style:parent-style-name="Standard" style:list-style-name="L1">
      <style:paragraph-properties fo:margin-left="0cm" fo:margin-right="0cm" fo:line-height="150%" fo:text-align="justify" style:justify-single-word="false" fo:text-indent="1.251cm" style:auto-text-indent="false"/>
      <style:text-properties fo:color="#000000" fo:font-size="14pt" fo:language="ru" fo:country="RU" officeooo:rsid="000cc696" officeooo:paragraph-rsid="000fbcb2" style:font-size-asian="14pt" style:font-size-complex="14pt"/>
    </style:style>
    <style:style style:name="P24"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officeooo:rsid="000fbcb2" officeooo:paragraph-rsid="000fbcb2" style:font-size-asian="14pt" style:font-size-complex="14pt"/>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fo:font-weight="bold" officeooo:rsid="000fbcb2" officeooo:paragraph-rsid="000fbcb2"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fo:font-style="normal" fo:font-weight="normal" officeooo:rsid="000fbcb2" officeooo:paragraph-rsid="000fbcb2"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fo:font-style="normal" fo:font-weight="normal" officeooo:rsid="00129826" officeooo:paragraph-rsid="00129826"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cm" fo:margin-right="0cm" fo:line-height="150%" fo:text-align="center" style:justify-single-word="false" fo:text-indent="1.251cm" style:auto-text-indent="false"/>
      <style:text-properties fo:color="#000000" fo:font-size="14pt" fo:language="ru" fo:country="RU" fo:font-style="normal" fo:font-weight="bold" officeooo:rsid="00129826" officeooo:paragraph-rsid="00129826" style:font-size-asian="14pt" style:font-style-asian="normal" style:font-weight-asian="bold" style:font-size-complex="14pt" style:font-style-complex="normal" style:font-weight-complex="bold"/>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officeooo:rsid="000e2078" officeooo:paragraph-rsid="000e2078" style:font-size-asian="14pt" style:font-weight-asian="bold"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officeooo:rsid="000fbcb2" officeooo:paragraph-rsid="000fbcb2" style:font-size-asian="14pt" style:font-weight-asian="bold" style:font-size-complex="14pt" style:font-weight-complex="bold"/>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0e2078" officeooo:paragraph-rsid="000e2078" style:font-size-asian="14pt" style:font-weight-asian="normal" style:font-size-complex="14pt" style:font-weight-complex="normal"/>
    </style:style>
    <style:style style:name="P32"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0fbcb2" officeooo:paragraph-rsid="000fbcb2" style:font-size-asian="14pt" style:font-weight-asian="normal" style:font-size-complex="14pt" style:font-weight-complex="normal"/>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0db7b" officeooo:paragraph-rsid="0010db7b"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paragraph-rsid="000e2078" style:font-size-asian="14pt" style:font-weight-asian="normal"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fo:font-size="14pt" fo:font-style="italic" fo:font-weight="normal" officeooo:rsid="000e2078" officeooo:paragraph-rsid="000e2078"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fo:font-size="14pt" fo:font-style="normal" fo:font-weight="normal" officeooo:rsid="0010db7b" officeooo:paragraph-rsid="0010db7b"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line-height="150%" fo:text-align="start" style:justify-single-word="false" fo:text-indent="1.251cm" style:auto-text-indent="false"/>
      <style:text-properties fo:color="#000000" fo:font-size="11pt" officeooo:paragraph-rsid="00129826" style:font-size-asian="11pt" style:font-size-complex="11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fo:color="#ff0000" fo:font-size="14pt" officeooo:paragraph-rsid="000fbcb2"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fo:color="#ff0000" fo:font-size="14pt" officeooo:rsid="000fbcb2" officeooo:paragraph-rsid="000fbcb2"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42" style:family="paragraph" style:parent-style-name="Standard">
      <style:text-properties fo:color="#000000" style:font-name="Courier New1" fo:font-size="11pt" style:font-size-asian="11pt" style:font-size-complex="11pt"/>
    </style:style>
    <style:style style:name="P43" style:family="paragraph" style:parent-style-name="Standard">
      <style:text-properties fo:color="#000000" style:font-name="Courier New1" fo:font-size="11pt" style:font-size-asian="11pt" style:font-size-complex="11pt" fo:background-color="#ffffff"/>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style:font-name="Courier New1" fo:font-size="11pt" fo:language="ru" fo:country="RU" fo:font-style="normal" fo:font-weight="normal" officeooo:rsid="00129826" officeooo:paragraph-rsid="00129826"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078" officeooo:paragraph-rsid="000e207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1pt" fo:language="en" fo:country="US" fo:font-style="normal" fo:text-shadow="none" style:text-underline-style="none" fo:font-weight="normal" officeooo:rsid="000f0216" officeooo:paragraph-rsid="000f0216"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1pt" fo:language="en" fo:country="US" fo:font-style="normal" fo:text-shadow="none" style:text-underline-style="none" fo:font-weight="normal" officeooo:rsid="000e2078" officeooo:paragraph-rsid="000e207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text-transform="uppercase" style:font-weight-complex="normal"/>
    </style:style>
    <style:style style:name="T2" style:family="text">
      <style:text-properties fo:text-transform="uppercase" fo:color="#ff0000" fo:font-size="14pt" style:font-size-asian="14pt" style:font-size-complex="14pt" style:font-weight-complex="normal"/>
    </style:style>
    <style:style style:name="T3" style:family="text">
      <style:text-properties fo:text-transform="uppercase" fo:color="#000000" style:font-size-complex="14pt"/>
    </style:style>
    <style:style style:name="T4" style:family="text">
      <style:text-properties fo:font-size="14pt" style:font-size-asian="14pt" style:font-size-complex="14pt"/>
    </style:style>
    <style:style style:name="T5" style:family="text">
      <style:text-properties fo:font-size="14pt" officeooo:rsid="0009d1ad"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officeooo:rsid="0009d1ad" style:font-size-asian="14pt" style:font-weight-asian="bold" style:font-size-complex="14pt"/>
    </style:style>
    <style:style style:name="T8" style:family="text">
      <style:text-properties fo:font-size="14pt" fo:language="ru" fo:country="RU" fo:font-weight="bold" officeooo:rsid="0009d1ad" style:font-size-asian="14pt" style:font-weight-asian="bold" style:font-size-complex="14pt"/>
    </style:style>
    <style:style style:name="T9" style:family="text">
      <style:text-properties fo:color="#ff0000"/>
    </style:style>
    <style:style style:name="T10" style:family="text">
      <style:text-properties fo:font-variant="normal" fo:text-transform="none" fo:color="#000000" fo:font-size="14pt" style:font-size-asian="14pt" style:font-size-complex="14pt"/>
    </style:style>
    <style:style style:name="T11" style:family="text">
      <style:text-properties fo:font-variant="normal" fo:text-transform="none" fo:color="#000000" fo:font-size="14pt" officeooo:rsid="0009d1ad" style:font-size-asian="14pt" style:font-size-complex="14pt"/>
    </style:style>
    <style:style style:name="T12" style:family="text">
      <style:text-properties officeooo:rsid="0009d1ad"/>
    </style:style>
    <style:style style:name="T13" style:family="text">
      <style:text-properties officeooo:rsid="000b51ef"/>
    </style:style>
    <style:style style:name="T14" style:family="text">
      <style:text-properties officeooo:rsid="000e2078"/>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0e2078" style:font-style-asian="normal" style:font-style-complex="normal" style:font-weight-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00e2078" style:font-style-asian="italic" style:font-style-complex="italic" style:font-weight-complex="normal"/>
    </style:style>
    <style:style style:name="T20" style:family="text">
      <style:text-properties fo:language="en" fo:country="US" officeooo:rsid="0010db7b"/>
    </style:style>
    <style:style style:name="T21" style:family="text">
      <style:text-properties fo:language="en" fo:country="US" officeooo:rsid="00129826"/>
    </style:style>
    <style:style style:name="T22" style:family="text">
      <style:text-properties fo:language="ru" fo:country="RU"/>
    </style:style>
    <style:style style:name="T23" style:family="text">
      <style:text-properties fo:language="ru" fo:country="RU" fo:font-style="italic" style:font-style-asian="italic" style:font-style-complex="italic"/>
    </style:style>
    <style:style style:name="T24" style:family="text">
      <style:text-properties fo:language="ru" fo:country="RU" fo:font-style="italic" officeooo:rsid="000e2078" style:font-style-asian="italic" style:font-style-complex="italic" style:font-weight-complex="normal"/>
    </style:style>
    <style:style style:name="T25" style:family="text">
      <style:text-properties fo:language="ru" fo:country="RU" officeooo:rsid="0010db7b"/>
    </style:style>
    <style:style style:name="T26" style:family="text">
      <style:text-properties fo:language="ru" fo:country="RU" officeooo:rsid="00129826"/>
    </style:style>
    <style:style style:name="T27" style:family="text">
      <style:text-properties fo:font-style="italic" style:font-style-asian="italic" style:font-style-complex="italic"/>
    </style:style>
    <style:style style:name="T28" style:family="text">
      <style:text-properties fo:font-style="italic" officeooo:rsid="000e2078" style:font-style-asian="italic" style:font-style-complex="italic" style:font-weight-complex="normal"/>
    </style:style>
    <style:style style:name="T29" style:family="text">
      <style:text-properties officeooo:rsid="000fbcb2"/>
    </style:style>
    <style:style style:name="T30" style:family="text">
      <style:text-properties fo:color="#000000" style:font-name="Consolas" fo:font-size="9.5pt" style:font-size-asian="9.5pt" fo:background-color="#ffffff"/>
    </style:style>
    <style:style style:name="T31" style:family="text">
      <style:text-properties fo:color="#808080" style:font-name="Consolas" fo:font-size="9.5pt" style:font-size-asian="9.5pt" fo:background-color="#ffffff"/>
    </style:style>
    <style:style style:name="T32" style:family="text">
      <style:text-properties fo:color="#a31515" style:font-name="Consolas" fo:font-size="9.5pt" style:font-size-asian="9.5pt" fo:background-color="#ffffff"/>
    </style:style>
    <style:style style:name="T33" style:family="text">
      <style:text-properties fo:color="#6f008a" style:font-name="Consolas" fo:font-size="9.5pt" style:font-size-asian="9.5pt" fo:background-color="#ffffff"/>
    </style:style>
    <style:style style:name="T34" style:family="text">
      <style:text-properties fo:color="#0000ff" style:font-name="Consolas" fo:font-size="9.5pt" style:font-size-asian="9.5pt" fo:background-color="#ffffff"/>
    </style:style>
    <style:style style:name="T35" style:family="text">
      <style:text-properties fo:color="#008080" style:font-name="Consolas" fo:font-size="9.5pt" style:font-size-asian="9.5pt" fo:background-color="#ffffff"/>
    </style:style>
    <style:style style:name="T36" style:family="text">
      <style:text-properties fo:color="#2b91af" style:font-name="Consolas" fo:font-size="9.5pt" style:font-size-asian="9.5pt" fo:background-color="#ffffff"/>
    </style:style>
    <style:style style:name="T37" style:family="text">
      <style:text-properties fo:color="#008000" style:font-name="Consolas" fo:font-size="9.5pt" style:font-size-asian="9.5pt" fo:background-color="#ffffff"/>
    </style:style>
    <style:style style:name="T38" style:family="text">
      <style:text-properties style:font-name="Consolas" fo:font-size="9.5pt" style:font-size-asian="9.5pt" fo:background-color="#ffffff"/>
    </style:style>
    <style:style style:name="T39" style:family="text">
      <style:text-properties style:font-name="Consolas" fo:font-size="9.5pt" style:font-size-asian="9.5pt" fo:background-color="#ffffff"/>
    </style:style>
    <style:style style:name="T40" style:family="text">
      <style:text-properties style:font-name="Consolas" fo:font-size="9.5pt" style:font-size-asian="9.5pt" fo:background-color="#ffffff"/>
    </style:style>
    <style:style style:name="T41" style:family="text">
      <style:text-properties style:font-name="Consolas" fo:font-size="9.5pt" style:font-size-asian="9.5pt" fo:background-color="#ffffff"/>
    </style:style>
    <style:style style:name="T42" style:family="text">
      <style:text-properties style:font-name="Consolas" fo:font-size="9.5pt" style:font-size-asian="9.5pt" fo:background-color="#ffffff"/>
    </style:style>
    <style:style style:name="T43" style:family="text">
      <style:text-properties style:font-name="Consolas" fo:font-size="9.5pt" style:font-size-asian="9.5pt" fo:background-color="#ffffff"/>
    </style:style>
    <style:style style:name="T44" style:family="text">
      <style:text-properties style:font-name="Consolas" fo:font-size="9.5pt" style:font-size-asian="9.5pt" fo:background-color="#ffffff"/>
    </style:style>
    <style:style style:name="T45" style:family="text">
      <style:text-properties style:font-name="Consolas" fo:font-size="9.5pt" style:font-size-asian="9.5pt" fo:background-color="#ffffff"/>
    </style:style>
    <style:style style:name="T46" style:family="text">
      <style:text-properties style:font-name="Consolas" fo:background-color="#ffffff"/>
    </style:style>
    <style:style style:name="T47" style:family="text">
      <style:text-properties style:font-name="Consolas" fo:background-color="#ffffff"/>
    </style:style>
    <style:style style:name="T48" style:family="text">
      <style:text-properties style:font-name="Consolas" fo:background-color="#ffffff"/>
    </style:style>
    <style:style style:name="T49" style:family="text">
      <style:text-properties style:font-name="Consolas" fo:background-color="#ffffff"/>
    </style:style>
    <style:style style:name="T50" style:family="text">
      <style:text-properties style:font-name="Consolas" fo:background-color="#ffffff"/>
    </style:style>
    <style:style style:name="T51" style:family="text">
      <style:text-properties style:font-name="Consolas" fo:background-color="#ffffff"/>
    </style:style>
    <style:style style:name="T52" style:family="text">
      <style:text-properties style:font-name="Consolas" fo:background-color="#ffffff"/>
    </style:style>
    <style:style style:name="T53" style:family="text">
      <style:text-properties style:font-name="Consolas" fo:background-color="#ffffff"/>
    </style:style>
    <style:style style:name="T54" style:family="text">
      <style:text-properties fo:background-color="#ffffff"/>
    </style:style>
    <style:style style:name="T55" style:family="text">
      <style:text-properties fo:background-color="#ffffff"/>
    </style:style>
    <style:style style:name="T56" style:family="text">
      <style:text-properties fo:background-color="#ffffff"/>
    </style:style>
    <style:style style:name="T57" style:family="text">
      <style:text-properties fo:background-color="#ffffff"/>
    </style:style>
    <style:style style:name="T58" style:family="text">
      <style:text-properties fo:background-color="#ffffff"/>
    </style:style>
    <style:style style:name="T59" style:family="text">
      <style:text-properties fo:background-color="#ffffff"/>
    </style:style>
    <style:style style:name="T60" style:family="text">
      <style:text-properties fo:background-color="#ffffff"/>
    </style:style>
    <style:style style:name="T61" style:family="text">
      <style:text-properties fo:background-color="#ffffff"/>
    </style:style>
    <style:style style:name="T62" style:family="text">
      <style:text-properties style:font-name="Courier New1" fo:language="ru" fo:country="RU" fo:font-style="normal" fo:font-weight="bold" officeooo:rsid="00129826" style:font-style-asian="normal" style:font-weight-asian="bold" style:font-style-complex="normal" style:font-weight-complex="bold"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МИНОБРНАУКИ РОССИИ</text:p>
      <text:p text:style-name="P5">Санкт-Петербургский государственный</text:p>
      <text:p text:style-name="P5">электротехнический университет</text:p>
      <text:p text:style-name="P5">«ЛЭТИ» им. В.И. Ульянова (Ленина)</text:p>
      <text:p text:style-name="P7"><text:span text:style-name="T6">Кафедра </text:span><text:span text:style-name="T8">МОЭВМ</text:span></text:p>
      <text:p text:style-name="P5"/>
      <text:p text:style-name="P5"/>
      <text:p text:style-name="P9"/>
      <text:p text:style-name="P9"/>
      <text:p text:style-name="P9"/>
      <text:p text:style-name="P9"/>
      <text:p text:style-name="P9"/>
      <text:p text:style-name="P3"><text:span text:style-name="Название_20_книги"><text:span text:style-name="T3">отчет</text:span></text:span></text:p>
      <text:p text:style-name="P7"><text:span text:style-name="T6">по лабораторной работе №</text:span><text:span text:style-name="T7">1</text:span></text:p>
      <text:p text:style-name="P7"><text:span text:style-name="T6">по дисциплине «</text:span><text:span text:style-name="T8">Алгоритмы и структуры данных</text:span><text:span text:style-name="T6">»</text:span></text:p>
      <text:p text:style-name="P4"><text:span text:style-name="Название_20_книги"><text:span text:style-name="T10">Тема: </text:span></text:span><text:span text:style-name="Название_20_книги"><text:span text:style-name="T11">Рекурсия</text:span></text:span></text:p>
      <text:p text:style-name="P9"/>
      <text:p text:style-name="P9"/>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text:span text:style-name="T4">Студент гр. </text:span><text:span text:style-name="T5">8381</text:span></text:p>
          </table:table-cell>
          <table:table-cell table:style-name="Таблица1.B1" office:value-type="string">
            <text:p text:style-name="P10"/>
          </table:table-cell>
          <table:table-cell table:style-name="Таблица1.A1" office:value-type="string">
            <text:p text:style-name="P11">Муковский Д.В.</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0"/>
          </table:table-cell>
          <table:table-cell table:style-name="Таблица1.A1" office:value-type="string">
            <text:p text:style-name="P11">Жангиров Т.Р.</text:p>
          </table:table-cell>
        </table:table-row>
      </table:table>
      <text:p text:style-name="P12"/>
      <text:p text:style-name="P12"/>
      <text:p text:style-name="P12">Санкт-Петербург</text:p>
      <text:p text:style-name="P12">201<text:span text:style-name="T12">9</text:span></text:p>
      <text:p text:style-name="P17">Цель работы</text:p>
      <text:p text:style-name="P21">Познакомиться с основными понятиями рекурсивного программирования, <text:span text:style-name="T13">научиться реализовывать рекурсивные процедуры на языке программирования С++.</text:span></text:p>
      <text:p text:style-name="P21"/>
      <text:p text:style-name="P29">Задание</text:p>
      <text:p text:style-name="P31">Построить синтаксический анализатор для понятия <text:span text:style-name="T27">скобки</text:span>.</text:p>
      <text:p text:style-name="P35">скобки:<text:span text:style-name="T15">= </text:span><text:span text:style-name="T16">A</text:span><text:span text:style-name="T15"> | </text:span><text:span text:style-name="T22">скобка скобки</text:span></text:p>
      <text:p text:style-name="P34"><text:span text:style-name="T28">скобка:</text:span><text:span text:style-name="T19">= ( </text:span><text:span text:style-name="T17">B</text:span><text:span text:style-name="T19"> </text:span><text:span text:style-name="T24">скобки )</text:span></text:p>
      <text:p text:style-name="P34"><text:span text:style-name="T24"/></text:p>
      <text:p text:style-name="P14">Основные теоретические положения</text:p>
      <text:p text:style-name="P20">Любая функция в своем теле может вызывать сама себя. Рекурсия — это такой способ определения функции, при котором результат возврата из функции для данного значения аргумента определяется на основе результата возврата из той же функции для предыдущего (меньшего или большего) значения аргумента.</text:p>
      <text:p text:style-name="P20">Если функция вызывает сам себя, то такой вызов называется рекурсивным вызовом функции. При каждом рекурсивном вызове запоминаются предыдущие значения внутренних локальных переменных и полученных параметров функции. Чтобы следующий шаг рекурсивного вывода отличался от предыдущего, значение как-минимум одного из параметров функции должно быть изменено. Остановка процесса рекурсивных вызовов функции происходит, когда изменяемый параметр достиг некоторого конечного значения, например, обработан последний элемент в массиве.</text:p>
      <text:p text:style-name="P20">Рекурсивное обращение к функции может быть осуществлено, если алгоритм определен рекурсивно.</text:p>
      <text:p text:style-name="P20">Чтобы циклический процесс преобразовать в рекурсивный, нужно уметь определить (выделить) три важных момента:</text:p>
      <text:list xml:id="list2074824678" text:style-name="L1">
        <text:list-item>
          <text:p text:style-name="P22">условие прекращения последовательности рекурсивных вызовов функции</text:p>
        </text:list-item>
        <text:list-item>
          <text:p text:style-name="P22"><text:soft-page-break/>формулу следующего элемента или итератора, который используется в рекурсивном процессе</text:p>
        </text:list-item>
        <text:list-item>
          <text:p text:style-name="P23">список параметров, которые передаются в рекурсивную функцию. Один из параметров обязательно есть итератор (счетчик) изменяющий свое значение.</text:p>
        </text:list-item>
      </text:list>
      <text:p text:style-name="P39"/>
      <text:p text:style-name="P30">Выполнение работы</text:p>
      <text:p text:style-name="P32">Написание работы производилось на базе операционной системы <text:span text:style-name="T15">Windows 10 </text:span><text:span text:style-name="T22">в среде разработки </text:span><text:span text:style-name="T15">Visual Studio. </text:span><text:span text:style-name="T22">Сборка и отладка, а также тестирование производилось там же.</text:span></text:p>
      <text:p text:style-name="P32"><text:span text:style-name="T25">1. </text:span><text:span text:style-name="T22">Программа считывает строку </text:span><text:span text:style-name="T25">одним из 3 способов(по желанию пользвателя): с помощью аргументов </text:span><text:span text:style-name="T20">argv </text:span><text:span text:style-name="T25">и </text:span><text:span text:style-name="T20">argc, </text:span><text:span text:style-name="T25">из файла или из консоли.</text:span></text:p>
      <text:p text:style-name="P33"><text:span text:style-name="T22">2. После чего строка передается в функцию </text:span><text:span text:style-name="T15">brackets</text:span><text:span text:style-name="T22">(см. Приложение А)</text:span><text:span text:style-name="T15">, </text:span><text:span text:style-name="T22">принимающую 3 аргумента: саму строку, счетчик вхождеий </text:span><text:span text:style-name="T26">и </text:span><text:span text:style-name="T22">индекс текущего элемента</text:span><text:span text:style-name="T15">. </text:span><text:span text:style-name="T22">Она рекурсивно проверяет правильность заданной строки, а именно ее соответствие понятию </text:span><text:span text:style-name="T23">скобки.</text:span></text:p>
      <text:p text:style-name="P36"><text:span text:style-name="T22">3. В случае нахождения в строке символа «</text:span><text:span text:style-name="T15">(</text:span><text:span text:style-name="T22">», программа вызывает функцию </text:span><text:span text:style-name="T18">bracket</text:span><text:span text:style-name="T15">, </text:span><text:span text:style-name="T22">которая рекурсивно проверяет соответствие части строки понятию </text:span><text:span text:style-name="T23">скобка</text:span><text:span text:style-name="T22">.</text:span></text:p>
      <text:p text:style-name="P36"><text:span text:style-name="T22">4. В случае корректности введенных данных функция </text:span><text:span text:style-name="T18">bracket</text:span><text:span text:style-name="T15"> </text:span><text:span text:style-name="T22">возвращает </text:span><text:span text:style-name="T18">true</text:span><text:span text:style-name="T15">, </text:span><text:span text:style-name="T22">иначе </text:span><text:span text:style-name="T18">false.</text:span></text:p>
      <text:p text:style-name="P36"><text:span text:style-name="T15">5. </text:span><text:span text:style-name="T22">В зависимости от </text:span><text:span text:style-name="T26">вернувшихся</text:span><text:span text:style-name="T22"> значений программа выводит результат в консоль, а также в файл</text:span><text:span text:style-name="T23"> </text:span><text:span text:style-name="T18">output.txt.</text:span></text:p>
      <text:p text:style-name="P40"/>
      <text:p text:style-name="P14"><text:span text:style-name="T14">Пример работы</text:span></text:p>
      <table:table table:name="Таблица2" table:style-name="Таблица2">
        <table:table-column table:style-name="Таблица2.A" table:number-columns-repeated="2"/>
        <table:table-row>
          <table:table-cell table:style-name="Таблица2.A1" office:value-type="string">
            <text:p text:style-name="P45">Пример строки</text:p>
          </table:table-cell>
          <table:table-cell table:style-name="Таблица2.B1" office:value-type="string">
            <text:p text:style-name="P45">Результат</text:p>
          </table:table-cell>
        </table:table-row>
        <table:table-row>
          <table:table-cell table:style-name="Таблица2.A2" office:value-type="string">
            <text:p text:style-name="P47">(B(BA)A)A</text:p>
          </table:table-cell>
          <table:table-cell table:style-name="Таблица2.B2" office:value-type="string">
            <text:p text:style-name="P48">&lt;зашел в brackets&gt;</text:p>
            <text:p text:style-name="P48">&lt;зашел в bracket&gt;</text:p>
            <text:p text:style-name="P48">&lt;зашел в brackets&gt;</text:p>
            <text:p text:style-name="P48">&lt;зашел в bracket&gt;</text:p>
            <text:p text:style-name="P48">&lt;зашел в brackets&gt;</text:p>
            <text:p text:style-name="P48">&lt;зашел в brackets&gt;</text:p>
            <text:p text:style-name="P48">&lt;зашел в brackets&gt;</text:p>
            <text:p text:style-name="P48"><text:soft-page-break/>(B(BA)A)A - это определенно скобки</text:p>
            <text:p text:style-name="P48">Количество заходов в рекурсию: 7</text:p>
          </table:table-cell>
        </table:table-row>
        <table:table-row>
          <table:table-cell table:style-name="Таблица2.A2" office:value-type="string">
            <text:p text:style-name="P46">(B(B(BA)(BA)A)A<text:span text:style-name="T29">)A</text:span></text:p>
          </table:table-cell>
          <table:table-cell table:style-name="Таблица2.B2" office:value-type="string">
            <text:p text:style-name="P48">&lt;зашел в brackets&gt;</text:p>
            <text:p text:style-name="P48">&lt;зашел в bracket&gt;</text:p>
            <text:p text:style-name="P48">&lt;зашел в brackets&gt;</text:p>
            <text:p text:style-name="P48">&lt;зашел в bracket&gt;</text:p>
            <text:p text:style-name="P48">&lt;зашел в brackets&gt;</text:p>
            <text:p text:style-name="P48">&lt;зашел в bracket&gt;</text:p>
            <text:p text:style-name="P48">&lt;зашел в brackets&gt;</text:p>
            <text:p text:style-name="P48">&lt;зашел в brackets&gt;</text:p>
            <text:p text:style-name="P48">&lt;зашел в bracket&gt;</text:p>
            <text:p text:style-name="P48">&lt;зашел в brackets&gt;</text:p>
            <text:p text:style-name="P48">&lt;зашел в brackets&gt;</text:p>
            <text:p text:style-name="P48">&lt;зашел в brackets&gt;</text:p>
            <text:p text:style-name="P48">&lt;зашел в brackets&gt;</text:p>
            <text:p text:style-name="P48">(B(B(BA)(BA)A)A)A - это определенно скобки</text:p>
            <text:p text:style-name="P48">Количество заходов в рекурсию: 13</text:p>
          </table:table-cell>
        </table:table-row>
      </table:table>
      <text:p text:style-name="P15"/>
      <text:p text:style-name="P25">Оценка эффективности алгоритма</text:p>
      <text:p text:style-name="P24">Сложность по времени не превышает линейную зависимость, то есть оценивается как <text:span text:style-name="T15">O(n).</text:span></text:p>
      <text:p text:style-name="P15"/>
      <text:p text:style-name="P15"/>
      <text:p text:style-name="P41"><text:span text:style-name="T9"><text:line-break/></text:span></text:p>
      <text:p text:style-name="P18">Выводы</text:p>
      <text:p text:style-name="P26">В ходе выполнения лабораторной работы был изучен такой вид программ, как синтаксические анализаторы. А также была реализована программа, которая анализирует строку рекурсивным методом.</text:p>
      <text:p text:style-name="P26"/>
      <text:p text:style-name="P27"/>
      <text:p text:style-name="P19">ПРИЛОЖЕНИЕ А</text:p>
      <text:p text:style-name="P28">ИСХОДНЫЙ КОД ПРОГРАММЫ</text:p>
      <text:p text:style-name="P44"><text:span text:style-name="T54">#include</text:span><text:span text:style-name="T54"> </text:span><text:span text:style-name="T54">&lt;iostream&gt;</text:span></text:p>
      <text:p text:style-name="P42"><text:span text:style-name="T54">#include</text:span><text:span text:style-name="T54"> </text:span><text:span text:style-name="T54">&lt;cstring&gt;</text:span></text:p>
      <text:p text:style-name="P42"><text:span text:style-name="T54">#include</text:span><text:span text:style-name="T54"> </text:span><text:span text:style-name="T54">&lt;fstream&gt;</text:span></text:p>
      <text:p text:style-name="P42"><text:span text:style-name="T54">#include</text:span><text:span text:style-name="T54"> </text:span><text:span text:style-name="T54">&lt;windows.h&gt;</text:span></text:p>
      <text:p text:style-name="P42"><text:span text:style-name="T54">#include</text:span><text:span text:style-name="T54"> </text:span><text:span text:style-name="T54">"conio.h"</text:span></text:p>
      <text:p text:style-name="P42"><text:span text:style-name="T54">#include</text:span><text:span text:style-name="T54"> </text:span><text:span text:style-name="T54">&lt;fstream&gt;</text:span></text:p>
      <text:p text:style-name="P43"/>
      <text:p text:style-name="P42"><text:span text:style-name="T54">#define</text:span><text:span text:style-name="T54"> </text:span><text:span text:style-name="T54">MAX_SIZE</text:span><text:span text:style-name="T54"> 100</text:span></text:p>
      <text:p text:style-name="P43"/>
      <text:p text:style-name="P42"><text:span text:style-name="T54">using</text:span><text:span text:style-name="T54"> </text:span><text:span text:style-name="T54">namespace</text:span><text:span text:style-name="T54"> std;</text:span></text:p>
      <text:p text:style-name="P43"/>
      <text:p text:style-name="P42"><text:span text:style-name="T54">bool</text:span><text:span text:style-name="T54"> bracket(</text:span><text:span text:style-name="T54">char</text:span><text:span text:style-name="T54">* </text:span><text:span text:style-name="T54">arr</text:span><text:span text:style-name="T54">,</text:span><text:span text:style-name="T54">int</text:span><text:span text:style-name="T54">*</text:span><text:span text:style-name="T54">i</text:span><text:span text:style-name="T54">,</text:span><text:span text:style-name="T54">int</text:span><text:span text:style-name="T54">*</text:span><text:span text:style-name="T54">numb</text:span><text:span text:style-name="T54">);</text:span></text:p>
      <text:p text:style-name="P43"/>
      <text:p text:style-name="P42"><text:span text:style-name="T54">bool</text:span><text:span text:style-name="T54"> brackets(</text:span><text:span text:style-name="T54">char</text:span><text:span text:style-name="T54">* </text:span><text:span text:style-name="T54">arr</text:span><text:span text:style-name="T54">, </text:span><text:span text:style-name="T54">int</text:span><text:span text:style-name="T54">* </text:span><text:span text:style-name="T54">i</text:span><text:span text:style-name="T54">, </text:span><text:span text:style-name="T54">int</text:span><text:span text:style-name="T54">* </text:span><text:span text:style-name="T54">numb</text:span><text:span text:style-name="T54">) {</text:span></text:p>
      <text:p text:style-name="P42"><text:span text:style-name="T54"><text:tab/>cout </text:span><text:span text:style-name="T54">&lt;&lt;</text:span><text:span text:style-name="T54"> </text:span><text:span text:style-name="T54">"&lt;зашел в brackets&gt;\n"</text:span><text:span text:style-name="T54">;</text:span></text:p>
      <text:p text:style-name="P42"><text:span text:style-name="T54"><text:tab/>(*</text:span><text:span text:style-name="T54">numb</text:span><text:span text:style-name="T54">)++;</text:span></text:p>
      <text:p text:style-name="P42"><text:span text:style-name="T54"><text:tab/></text:span><text:span text:style-name="T54">if</text:span><text:span text:style-name="T54"> (</text:span><text:span text:style-name="T54">arr</text:span><text:span text:style-name="T54">[(*</text:span><text:span text:style-name="T54">i</text:span><text:span text:style-name="T54">)] == </text:span><text:span text:style-name="T54">'A'</text:span><text:span text:style-name="T54">) </text:span><text:span text:style-name="T54">return</text:span><text:span text:style-name="T54"> </text:span><text:span text:style-name="T54">true</text:span><text:span text:style-name="T54">; <text:s text:c="20"/></text:span></text:p>
      <text:p text:style-name="P42"><text:span text:style-name="T54"><text:tab/></text:span><text:span text:style-name="T54">if</text:span><text:span text:style-name="T54"> (</text:span><text:span text:style-name="T54">arr</text:span><text:span text:style-name="T54">[(*</text:span><text:span text:style-name="T54">i</text:span><text:span text:style-name="T54">)] == </text:span><text:span text:style-name="T54">'('</text:span><text:span text:style-name="T54">){</text:span></text:p>
      <text:p text:style-name="P42"><text:span text:style-name="T54"><text:tab/><text:tab/>(*</text:span><text:span text:style-name="T54">i</text:span><text:span text:style-name="T54">)++;</text:span></text:p>
      <text:p text:style-name="P42"><text:span text:style-name="T54"><text:tab/><text:tab/></text:span><text:span text:style-name="T54">if</text:span><text:span text:style-name="T54"> (bracket(</text:span><text:span text:style-name="T54">arr</text:span><text:span text:style-name="T54">,</text:span><text:span text:style-name="T54">i</text:span><text:span text:style-name="T54">,</text:span><text:span text:style-name="T54">numb</text:span><text:span text:style-name="T54">) == </text:span><text:span text:style-name="T54">true</text:span><text:span text:style-name="T54">) <text:s text:c="7"/></text:span></text:p>
      <text:p text:style-name="P42"><text:span text:style-name="T54"><text:tab/><text:tab/><text:tab/></text:span><text:span text:style-name="T54">if</text:span><text:span text:style-name="T54"> (brackets(</text:span><text:span text:style-name="T54">arr</text:span><text:span text:style-name="T54">, </text:span><text:span text:style-name="T54">i</text:span><text:span text:style-name="T54">,</text:span><text:span text:style-name="T54">numb</text:span><text:span text:style-name="T54">) == </text:span><text:span text:style-name="T54">true</text:span><text:span text:style-name="T54">) </text:span></text:p>
      <text:p text:style-name="P42"><text:span text:style-name="T54"><text:tab/><text:tab/><text:tab/><text:tab/></text:span><text:span text:style-name="T54">return</text:span><text:span text:style-name="T54"> </text:span><text:span text:style-name="T54">true</text:span><text:span text:style-name="T54">;</text:span></text:p>
      <text:p text:style-name="P42"><text:span text:style-name="T54"><text:tab/>}</text:span></text:p>
      <text:p text:style-name="P42"><text:span text:style-name="T54"><text:tab/></text:span><text:span text:style-name="T54">return</text:span><text:span text:style-name="T54"> </text:span><text:span text:style-name="T54">false</text:span><text:span text:style-name="T54">;</text:span></text:p>
      <text:p text:style-name="P42"><text:span text:style-name="T54">}</text:span></text:p>
      <text:p text:style-name="P43"/>
      <text:p text:style-name="P42"><text:span text:style-name="T54">bool</text:span><text:span text:style-name="T54"> bracket(</text:span><text:span text:style-name="T54">char</text:span><text:span text:style-name="T54">* </text:span><text:span text:style-name="T54">arr</text:span><text:span text:style-name="T54">, </text:span><text:span text:style-name="T54">int</text:span><text:span text:style-name="T54">* </text:span><text:span text:style-name="T54">i</text:span><text:span text:style-name="T54">, </text:span><text:span text:style-name="T54">int</text:span><text:span text:style-name="T54">*</text:span><text:span text:style-name="T54">numb</text:span><text:span text:style-name="T54">){</text:span></text:p>
      <text:p text:style-name="P42"><text:span text:style-name="T54"><text:tab/>cout </text:span><text:span text:style-name="T54">&lt;&lt;</text:span><text:span text:style-name="T54"> </text:span><text:span text:style-name="T54">"&lt;зашел в bracket&gt;\n"</text:span><text:span text:style-name="T54">;</text:span></text:p>
      <text:p text:style-name="P42"><text:span text:style-name="T54"><text:tab/>(*</text:span><text:span text:style-name="T54">numb</text:span><text:span text:style-name="T54">)++;</text:span></text:p>
      <text:p text:style-name="P42"><text:span text:style-name="T54"><text:tab/></text:span><text:span text:style-name="T54">if</text:span><text:span text:style-name="T54"> (</text:span><text:span text:style-name="T54">arr</text:span><text:span text:style-name="T54">[(*</text:span><text:span text:style-name="T54">i</text:span><text:span text:style-name="T54">)] == </text:span><text:span text:style-name="T54">'B'</text:span><text:span text:style-name="T54">) {</text:span></text:p>
      <text:p text:style-name="P42"><text:span text:style-name="T54"><text:tab/><text:tab/>(*</text:span><text:span text:style-name="T54">i</text:span><text:span text:style-name="T54">)++;</text:span></text:p>
      <text:p text:style-name="P42"><text:span text:style-name="T54"><text:tab/><text:tab/></text:span><text:span text:style-name="T54">if</text:span><text:span text:style-name="T54"> (brackets(</text:span><text:span text:style-name="T54">arr</text:span><text:span text:style-name="T54">, </text:span><text:span text:style-name="T54">i</text:span><text:span text:style-name="T54">,</text:span><text:span text:style-name="T54">numb</text:span><text:span text:style-name="T54">) == </text:span><text:span text:style-name="T54">true</text:span><text:span text:style-name="T54">) {</text:span></text:p>
      <text:p text:style-name="P42"><text:span text:style-name="T54"><text:tab/><text:tab/><text:tab/>(*</text:span><text:span text:style-name="T54">i</text:span><text:span text:style-name="T54">)++;</text:span></text:p>
      <text:p text:style-name="P42"><text:span text:style-name="T54"><text:tab/><text:tab/><text:tab/></text:span><text:span text:style-name="T54">if</text:span><text:span text:style-name="T54"> (</text:span><text:span text:style-name="T54">arr</text:span><text:span text:style-name="T54">[(*</text:span><text:span text:style-name="T54">i</text:span><text:span text:style-name="T54">)] == </text:span><text:span text:style-name="T54">')'</text:span><text:span text:style-name="T54">) {</text:span></text:p>
      <text:p text:style-name="P42"><text:span text:style-name="T54"><text:tab/><text:tab/><text:tab/><text:tab/>(*</text:span><text:span text:style-name="T54">i</text:span><text:span text:style-name="T54">)++;</text:span></text:p>
      <text:p text:style-name="P42"><text:span text:style-name="T54"><text:tab/><text:tab/><text:tab/><text:tab/></text:span><text:span text:style-name="T54">return</text:span><text:span text:style-name="T54"> </text:span><text:span text:style-name="T54">true</text:span><text:span text:style-name="T54">;</text:span></text:p>
      <text:p text:style-name="P42"><text:span text:style-name="T54"><text:tab/><text:tab/><text:tab/>}</text:span></text:p>
      <text:p text:style-name="P42"><text:span text:style-name="T54"><text:tab/><text:tab/>}</text:span></text:p>
      <text:p text:style-name="P42"><text:span text:style-name="T54"><text:tab/>}</text:span></text:p>
      <text:p text:style-name="P42"><text:span text:style-name="T54"><text:tab/></text:span><text:span text:style-name="T54">return</text:span><text:span text:style-name="T54"> </text:span><text:span text:style-name="T54">false</text:span><text:span text:style-name="T54">;</text:span></text:p>
      <text:p text:style-name="P42"><text:span text:style-name="T54">}</text:span></text:p>
      <text:p text:style-name="P43"/>
      <text:p text:style-name="P42"><text:span text:style-name="T54">char</text:span><text:span text:style-name="T54"> menu() {</text:span></text:p>
      <text:p text:style-name="P42"><text:span text:style-name="T54"><text:tab/>cout </text:span><text:span text:style-name="T54">&lt;&lt;</text:span><text:span text:style-name="T54"> </text:span><text:span text:style-name="T54">"Введите '1' в случае считывания из файла\nВведите '2' в случае считывания из консоли\n"</text:span><text:span text:style-name="T54">;</text:span></text:p>
      <text:p text:style-name="P42"><text:span text:style-name="T54"><text:tab/></text:span><text:span text:style-name="T54">char</text:span><text:span text:style-name="T54"> key = _getch();</text:span></text:p>
      <text:p text:style-name="P42"><text:span text:style-name="T54"><text:tab/></text:span><text:span text:style-name="T54">return</text:span><text:span text:style-name="T54"> key;</text:span></text:p>
      <text:p text:style-name="P42"><text:span text:style-name="T54">}</text:span></text:p>
      <text:p text:style-name="P43"/>
      <text:p text:style-name="P42"><text:span text:style-name="T54">int</text:span><text:span text:style-name="T54"> check(</text:span><text:span text:style-name="T54">char</text:span><text:span text:style-name="T54">* </text:span><text:span text:style-name="T54">arr</text:span><text:span text:style-name="T54">) {</text:span></text:p>
      <text:p text:style-name="P42"><text:span text:style-name="T54"><text:tab/></text:span><text:span text:style-name="T54">if</text:span><text:span text:style-name="T54"> (!(</text:span><text:span text:style-name="T54">arr</text:span><text:span text:style-name="T54">[0] == </text:span><text:span text:style-name="T54">'A'</text:span><text:span text:style-name="T54"> || </text:span><text:span text:style-name="T54">arr</text:span><text:span text:style-name="T54">[0] == </text:span><text:span text:style-name="T54">'('</text:span><text:span text:style-name="T54">)) {</text:span></text:p>
      <text:p text:style-name="P42"><text:span text:style-name="T54"><text:tab/><text:tab/>cout </text:span><text:span text:style-name="T54">&lt;&lt;</text:span><text:span text:style-name="T54"> </text:span><text:span text:style-name="T54">"Неверные данные\n"</text:span><text:span text:style-name="T54">;</text:span></text:p>
      <text:p text:style-name="P42"><text:span text:style-name="T54"><text:tab/><text:tab/></text:span><text:span text:style-name="T54">delete[]</text:span><text:span text:style-name="T54"> </text:span><text:span text:style-name="T54">arr</text:span><text:span text:style-name="T54">;</text:span></text:p>
      <text:p text:style-name="P42"><text:soft-page-break/><text:span text:style-name="T54"><text:tab/><text:tab/></text:span><text:span text:style-name="T54">return</text:span><text:span text:style-name="T54"> 1;</text:span></text:p>
      <text:p text:style-name="P42"><text:span text:style-name="T54"><text:tab/>}</text:span></text:p>
      <text:p text:style-name="P42"><text:span text:style-name="T54"><text:tab/></text:span><text:span text:style-name="T54">return</text:span><text:span text:style-name="T54"> 0;</text:span></text:p>
      <text:p text:style-name="P42"><text:span text:style-name="T54">}</text:span></text:p>
      <text:p text:style-name="P43"/>
      <text:p text:style-name="P42"><text:span text:style-name="T54">int</text:span><text:span text:style-name="T54"> reading_data(</text:span><text:span text:style-name="T54">char</text:span><text:span text:style-name="T54">** </text:span><text:span text:style-name="T54">arr</text:span><text:span text:style-name="T54">, </text:span><text:span text:style-name="T54">char</text:span><text:span text:style-name="T54"> </text:span><text:span text:style-name="T54">key</text:span><text:span text:style-name="T54">) {</text:span></text:p>
      <text:p text:style-name="P42"><text:span text:style-name="T54"><text:tab/></text:span><text:span text:style-name="T54">int</text:span><text:span text:style-name="T54"> ch;</text:span></text:p>
      <text:p text:style-name="P42"><text:span text:style-name="T54"><text:tab/></text:span><text:span text:style-name="T54">if</text:span><text:span text:style-name="T54"> (!(</text:span><text:span text:style-name="T54">key</text:span><text:span text:style-name="T54"> == </text:span><text:span text:style-name="T54">'1'</text:span><text:span text:style-name="T54"> || </text:span><text:span text:style-name="T54">key</text:span><text:span text:style-name="T54"> == </text:span><text:span text:style-name="T54">'2'</text:span><text:span text:style-name="T54">)) {</text:span></text:p>
      <text:p text:style-name="P42"><text:span text:style-name="T54"><text:tab/><text:tab/>cout </text:span><text:span text:style-name="T54">&lt;&lt;</text:span><text:span text:style-name="T54"> </text:span><text:span text:style-name="T54">key</text:span><text:span text:style-name="T54"> </text:span><text:span text:style-name="T54">&lt;&lt;</text:span><text:span text:style-name="T54"> </text:span><text:span text:style-name="T54">"Ошибка введенного ключа\n"</text:span><text:span text:style-name="T54">;</text:span></text:p>
      <text:p text:style-name="P42"><text:span text:style-name="T54"><text:tab/><text:tab/></text:span><text:span text:style-name="T54">return</text:span><text:span text:style-name="T54"> 0;</text:span></text:p>
      <text:p text:style-name="P42"><text:span text:style-name="T54"><text:tab/>}</text:span></text:p>
      <text:p text:style-name="P42"><text:span text:style-name="T54"><text:tab/></text:span><text:span text:style-name="T54">if</text:span><text:span text:style-name="T54"> (</text:span><text:span text:style-name="T54">key</text:span><text:span text:style-name="T54"> == </text:span><text:span text:style-name="T54">'1'</text:span><text:span text:style-name="T54">) {</text:span></text:p>
      <text:p text:style-name="P42"><text:span text:style-name="T54"><text:tab/><text:tab/></text:span><text:span text:style-name="T54">ifstream</text:span><text:span text:style-name="T54"> fs(</text:span><text:span text:style-name="T54">"input.txt"</text:span><text:span text:style-name="T54">, </text:span><text:span text:style-name="T54">ios</text:span><text:span text:style-name="T54">::in | </text:span><text:span text:style-name="T54">ios</text:span><text:span text:style-name="T54">::binary);</text:span></text:p>
      <text:p text:style-name="P42"><text:span text:style-name="T54"><text:tab/><text:tab/></text:span><text:span text:style-name="T54">if</text:span><text:span text:style-name="T54"> (</text:span><text:span text:style-name="T54">!</text:span><text:span text:style-name="T54">fs) </text:span><text:span text:style-name="T54">return</text:span><text:span text:style-name="T54"> 0; <text:s text:c="42"/></text:span><text:span text:style-name="T54">//Считывание из файла</text:span></text:p>
      <text:p text:style-name="P42"><text:span text:style-name="T54"><text:tab/><text:tab/>fs.</text:span><text:span text:style-name="T54">istream</text:span><text:span text:style-name="T54">::getline(*</text:span><text:span text:style-name="T54">arr</text:span><text:span text:style-name="T54">, </text:span><text:span text:style-name="T54">MAX_SIZE</text:span><text:span text:style-name="T54"> - 1, </text:span><text:span text:style-name="T54">'\n'</text:span><text:span text:style-name="T54">);</text:span></text:p>
      <text:p text:style-name="P42"><text:span text:style-name="T54"><text:tab/><text:tab/>cout </text:span><text:span text:style-name="T54">&lt;&lt;</text:span><text:span text:style-name="T54"> *</text:span><text:span text:style-name="T54">arr</text:span><text:span text:style-name="T54"> </text:span><text:span text:style-name="T54">&lt;&lt;</text:span><text:span text:style-name="T54"> endl;</text:span></text:p>
      <text:p text:style-name="P42"><text:span text:style-name="T54"><text:tab/><text:tab/></text:span><text:span text:style-name="T54">if</text:span><text:span text:style-name="T54"> (ch = check(*</text:span><text:span text:style-name="T54">arr</text:span><text:span text:style-name="T54">)) </text:span><text:span text:style-name="T54">return</text:span><text:span text:style-name="T54"> 0;</text:span></text:p>
      <text:p text:style-name="P42"><text:span text:style-name="T54"><text:tab/><text:tab/>fs.close();</text:span></text:p>
      <text:p text:style-name="P42"><text:span text:style-name="T54"><text:tab/>}</text:span></text:p>
      <text:p text:style-name="P42"><text:span text:style-name="T54"><text:tab/></text:span><text:span text:style-name="T54">if</text:span><text:span text:style-name="T54"> (</text:span><text:span text:style-name="T54">key</text:span><text:span text:style-name="T54"> == </text:span><text:span text:style-name="T54">'2'</text:span><text:span text:style-name="T54">) {</text:span></text:p>
      <text:p text:style-name="P42"><text:span text:style-name="T54"><text:tab/><text:tab/>cout </text:span><text:span text:style-name="T54">&lt;&lt;</text:span><text:span text:style-name="T54"> </text:span><text:span text:style-name="T54">"Введите скобки\n"</text:span><text:span text:style-name="T54">;</text:span></text:p>
      <text:p text:style-name="P42"><text:span text:style-name="T54"><text:tab/><text:tab/>fgets(*</text:span><text:span text:style-name="T54">arr</text:span><text:span text:style-name="T54">, </text:span><text:span text:style-name="T54">MAX_SIZE</text:span><text:span text:style-name="T54">, </text:span><text:span text:style-name="T54">stdin</text:span><text:span text:style-name="T54">); <text:s text:c="15"/></text:span><text:span text:style-name="T54">//Считывание из консоли</text:span></text:p>
      <text:p text:style-name="P42"><text:span text:style-name="T54"><text:tab/><text:tab/>(*</text:span><text:span text:style-name="T54">arr</text:span><text:span text:style-name="T54">)[strlen(*</text:span><text:span text:style-name="T54">arr</text:span><text:span text:style-name="T54">) - 1] = </text:span><text:span text:style-name="T54">'\0'</text:span><text:span text:style-name="T54">;</text:span></text:p>
      <text:p text:style-name="P42"><text:span text:style-name="T54"><text:tab/><text:tab/></text:span><text:span text:style-name="T54">if</text:span><text:span text:style-name="T54"> (ch = check(*</text:span><text:span text:style-name="T54">arr</text:span><text:span text:style-name="T54">)) </text:span><text:span text:style-name="T54">return</text:span><text:span text:style-name="T54"> 0;</text:span></text:p>
      <text:p text:style-name="P42"><text:span text:style-name="T54"><text:tab/>}</text:span></text:p>
      <text:p text:style-name="P42"><text:span text:style-name="T54"><text:tab/></text:span><text:span text:style-name="T54">return</text:span><text:span text:style-name="T54"> 1;</text:span></text:p>
      <text:p text:style-name="P42"><text:span text:style-name="T54">}</text:span></text:p>
      <text:p text:style-name="P42"><text:span text:style-name="T54">void</text:span><text:span text:style-name="T54"> entry_results_in_file(</text:span><text:span text:style-name="T54">char</text:span><text:span text:style-name="T54">* </text:span><text:span text:style-name="T54">ptr0_arr</text:span><text:span text:style-name="T54">, </text:span><text:span text:style-name="T54">int</text:span><text:span text:style-name="T54"> </text:span><text:span text:style-name="T54">numb</text:span><text:span text:style-name="T54">,</text:span><text:span text:style-name="T54">int</text:span><text:span text:style-name="T54"> </text:span><text:span text:style-name="T54">flag</text:span><text:span text:style-name="T54">) {</text:span></text:p>
      <text:p text:style-name="P42"><text:span text:style-name="T54"><text:tab/>std::</text:span><text:span text:style-name="T54">ofstream</text:span><text:span text:style-name="T54"> out; <text:s text:c="9"/></text:span></text:p>
      <text:p text:style-name="P42"><text:span text:style-name="T54"><text:tab/>out.open(</text:span><text:span text:style-name="T54">"output.txt"</text:span><text:span text:style-name="T54">); </text:span></text:p>
      <text:p text:style-name="P42"><text:span text:style-name="T54"><text:tab/></text:span><text:span text:style-name="T54">if</text:span><text:span text:style-name="T54"> (out.is_open()){</text:span></text:p>
      <text:p text:style-name="P42"><text:span text:style-name="T54"><text:tab/><text:tab/></text:span><text:span text:style-name="T54">if</text:span><text:span text:style-name="T54"> (</text:span><text:span text:style-name="T54">flag</text:span><text:span text:style-name="T54">) {</text:span></text:p>
      <text:p text:style-name="P42"><text:span text:style-name="T54"><text:tab/><text:tab/><text:tab/>out </text:span><text:span text:style-name="T54">&lt;&lt;</text:span><text:span text:style-name="T54"> </text:span><text:span text:style-name="T54">ptr0_arr</text:span><text:span text:style-name="T54"> </text:span><text:span text:style-name="T54">&lt;&lt;</text:span><text:span text:style-name="T54"> </text:span><text:span text:style-name="T54">" - это определенно скобки \n"</text:span><text:span text:style-name="T54">;</text:span></text:p>
      <text:p text:style-name="P42"><text:span text:style-name="T54"><text:tab/><text:tab/><text:tab/>out </text:span><text:span text:style-name="T54">&lt;&lt;</text:span><text:span text:style-name="T54"> </text:span><text:span text:style-name="T54">"Количество заходов в рекурсию: "</text:span><text:span text:style-name="T54"> </text:span><text:span text:style-name="T54">&lt;&lt;</text:span><text:span text:style-name="T54"> </text:span><text:span text:style-name="T54">numb</text:span><text:span text:style-name="T54">; <text:s text:c="12"/></text:span><text:span text:style-name="T54">//Вывод информации в файл</text:span></text:p>
      <text:p text:style-name="P42"><text:span text:style-name="T54"><text:tab/><text:tab/>}</text:span></text:p>
      <text:p text:style-name="P42"><text:span text:style-name="T54"><text:tab/><text:tab/></text:span><text:span text:style-name="T54">if</text:span><text:span text:style-name="T54"> (!</text:span><text:span text:style-name="T54">flag</text:span><text:span text:style-name="T54">) {</text:span></text:p>
      <text:p text:style-name="P42"><text:span text:style-name="T54"><text:tab/><text:tab/><text:tab/>out </text:span><text:span text:style-name="T54">&lt;&lt;</text:span><text:span text:style-name="T54"> </text:span><text:span text:style-name="T54">"Это не скобки\nЧасть прошедшая проверку:"</text:span><text:span text:style-name="T54"> </text:span><text:span text:style-name="T54">&lt;&lt;</text:span><text:span text:style-name="T54"> </text:span><text:span text:style-name="T54">ptr0_arr</text:span><text:span text:style-name="T54"> </text:span><text:span text:style-name="T54">&lt;&lt;</text:span><text:span text:style-name="T54"> </text:span><text:span text:style-name="T54">"\n"</text:span><text:span text:style-name="T54">;</text:span></text:p>
      <text:p text:style-name="P42"><text:span text:style-name="T54"><text:tab/><text:tab/><text:tab/>out </text:span><text:span text:style-name="T54">&lt;&lt;</text:span><text:span text:style-name="T54"> </text:span><text:span text:style-name="T54">"Количество заходов в рекурсию: "</text:span><text:span text:style-name="T54"> </text:span><text:span text:style-name="T54">&lt;&lt;</text:span><text:span text:style-name="T54"> </text:span><text:span text:style-name="T54">numb</text:span><text:span text:style-name="T54">;</text:span></text:p>
      <text:p text:style-name="P42"><text:span text:style-name="T54"><text:tab/><text:tab/>}</text:span></text:p>
      <text:p text:style-name="P42"><text:span text:style-name="T54"><text:tab/>}</text:span></text:p>
      <text:p text:style-name="P42"><text:span text:style-name="T54"><text:tab/></text:span><text:span text:style-name="T54">return</text:span><text:span text:style-name="T54">;</text:span></text:p>
      <text:p text:style-name="P42"><text:span text:style-name="T54">}</text:span></text:p>
      <text:p text:style-name="P43"/>
      <text:p text:style-name="P42"><text:span text:style-name="T54">int</text:span><text:span text:style-name="T54"> main(</text:span><text:span text:style-name="T54">int</text:span><text:span text:style-name="T54"> </text:span><text:span text:style-name="T54">argc</text:span><text:span text:style-name="T54">, </text:span><text:span text:style-name="T54">char</text:span><text:span text:style-name="T54">* </text:span><text:span text:style-name="T54">argv</text:span><text:span text:style-name="T54">[]) {</text:span></text:p>
      <text:p text:style-name="P42"><text:span text:style-name="T54"><text:tab/>setlocale(</text:span><text:span text:style-name="T54">LC_ALL</text:span><text:span text:style-name="T54">, </text:span><text:span text:style-name="T54">"Russian"</text:span><text:span text:style-name="T54">);</text:span></text:p>
      <text:p text:style-name="P42"><text:span text:style-name="T54"><text:tab/></text:span><text:span text:style-name="T54">char</text:span><text:span text:style-name="T54">* arr;</text:span></text:p>
      <text:p text:style-name="P42"><text:span text:style-name="T54"><text:tab/></text:span><text:span text:style-name="T54">char</text:span><text:span text:style-name="T54">* ptr0_arr;</text:span></text:p>
      <text:p text:style-name="P42"><text:span text:style-name="T54"><text:tab/>arr = </text:span><text:span text:style-name="T54">new</text:span><text:span text:style-name="T54"> </text:span><text:span text:style-name="T54">char</text:span><text:span text:style-name="T54">[</text:span><text:span text:style-name="T54">MAX_SIZE</text:span><text:span text:style-name="T54">];</text:span></text:p>
      <text:p text:style-name="P42"><text:span text:style-name="T54"><text:tab/></text:span><text:span text:style-name="T54">if</text:span><text:span text:style-name="T54"> (</text:span><text:span text:style-name="T54">argc</text:span><text:span text:style-name="T54"> &gt; 1) {</text:span></text:p>
      <text:p text:style-name="P42"><text:span text:style-name="T54"><text:tab/><text:tab/>strcpy_s(arr, </text:span><text:span text:style-name="T54">MAX_SIZE</text:span><text:span text:style-name="T54"> ,</text:span><text:span text:style-name="T54">argv</text:span><text:span text:style-name="T54">[1]);</text:span></text:p>
      <text:p text:style-name="P42"><text:span text:style-name="T54"><text:tab/><text:tab/>cout </text:span><text:span text:style-name="T54">&lt;&lt;</text:span><text:span text:style-name="T54"> arr;</text:span></text:p>
      <text:p text:style-name="P42"><text:span text:style-name="T54"><text:tab/>}</text:span></text:p>
      <text:p text:style-name="P42"><text:span text:style-name="T54"><text:tab/></text:span><text:span text:style-name="T54">else</text:span><text:span text:style-name="T54"> {</text:span></text:p>
      <text:p text:style-name="P42"><text:span text:style-name="T54"><text:tab/><text:tab/></text:span><text:span text:style-name="T54">char</text:span><text:span text:style-name="T54"> key = menu();</text:span></text:p>
      <text:p text:style-name="P42"><text:soft-page-break/><text:span text:style-name="T54"><text:tab/><text:tab/></text:span><text:span text:style-name="T54">int</text:span><text:span text:style-name="T54"> ret = reading_data(&amp;arr, key);</text:span></text:p>
      <text:p text:style-name="P42"><text:span text:style-name="T54"><text:tab/><text:tab/></text:span><text:span text:style-name="T54">if</text:span><text:span text:style-name="T54"> (!ret) </text:span><text:span text:style-name="T54">return</text:span><text:span text:style-name="T54"> 0;</text:span></text:p>
      <text:p text:style-name="P42"><text:span text:style-name="T54"><text:tab/>}</text:span></text:p>
      <text:p text:style-name="P42"><text:span text:style-name="T54"><text:tab/>ptr0_arr = arr;</text:span></text:p>
      <text:p text:style-name="P42"><text:span text:style-name="T54"><text:tab/></text:span><text:span text:style-name="T54">int</text:span><text:span text:style-name="T54"> flag = 0;</text:span></text:p>
      <text:p text:style-name="P42"><text:span text:style-name="T54"><text:tab/></text:span><text:span text:style-name="T54">int</text:span><text:span text:style-name="T54"> i = 0, numb = 0;</text:span></text:p>
      <text:p text:style-name="P42"><text:span text:style-name="T54"><text:tab/></text:span><text:span text:style-name="T54">bool</text:span><text:span text:style-name="T54"> answer = brackets(arr, &amp;i,&amp;numb);</text:span></text:p>
      <text:p text:style-name="P42"><text:span text:style-name="T54"><text:tab/></text:span><text:span text:style-name="T54">if</text:span><text:span text:style-name="T54"> (answer &amp;&amp; arr[i + 1] != </text:span><text:span text:style-name="T54">'\0'</text:span><text:span text:style-name="T54">) {</text:span></text:p>
      <text:p text:style-name="P42"><text:span text:style-name="T54"><text:tab/><text:tab/>arr[i+1] = </text:span><text:span text:style-name="T54">'\0'</text:span><text:span text:style-name="T54">; <text:s text:c="19"/></text:span></text:p>
      <text:p text:style-name="P42"><text:span text:style-name="T54"><text:tab/><text:tab/>cout </text:span><text:span text:style-name="T54">&lt;&lt;</text:span><text:span text:style-name="T54"> </text:span><text:span text:style-name="T54">"Это не скобки\nЧасть прошедшая проверку:"</text:span><text:span text:style-name="T54"> </text:span><text:span text:style-name="T54">&lt;&lt;</text:span><text:span text:style-name="T54"> ptr0_arr </text:span><text:span text:style-name="T54">&lt;&lt;</text:span><text:span text:style-name="T54"> </text:span><text:span text:style-name="T54">"\n"</text:span><text:span text:style-name="T54">;</text:span></text:p>
      <text:p text:style-name="P42"><text:span text:style-name="T54"><text:tab/><text:tab/>cout </text:span><text:span text:style-name="T54">&lt;&lt;</text:span><text:span text:style-name="T54"> </text:span><text:span text:style-name="T54">"Количество заходов в рекурсию: "</text:span><text:span text:style-name="T54"> </text:span><text:span text:style-name="T54">&lt;&lt;</text:span><text:span text:style-name="T54"> numb;</text:span></text:p>
      <text:p text:style-name="P42"><text:span text:style-name="T54"><text:tab/><text:tab/>entry_results_in_file(ptr0_arr,numb,flag);</text:span></text:p>
      <text:p text:style-name="P42"><text:span text:style-name="T54"><text:tab/><text:tab/></text:span><text:span text:style-name="T54">delete[]</text:span><text:span text:style-name="T54"> ptr0_arr;</text:span></text:p>
      <text:p text:style-name="P42"><text:span text:style-name="T54"><text:tab/><text:tab/></text:span><text:span text:style-name="T54">return</text:span><text:span text:style-name="T54"> 0;</text:span></text:p>
      <text:p text:style-name="P42"><text:span text:style-name="T54"><text:tab/>}</text:span></text:p>
      <text:p text:style-name="P42"><text:span text:style-name="T54"><text:tab/></text:span><text:span text:style-name="T54">if</text:span><text:span text:style-name="T54"> (answer) {</text:span></text:p>
      <text:p text:style-name="P42"><text:span text:style-name="T54"><text:tab/><text:tab/>flag = 1;</text:span></text:p>
      <text:p text:style-name="P42"><text:span text:style-name="T54"><text:tab/><text:tab/>cout </text:span><text:span text:style-name="T54">&lt;&lt;</text:span><text:span text:style-name="T54"> ptr0_arr </text:span><text:span text:style-name="T54">&lt;&lt;</text:span><text:span text:style-name="T54"> </text:span><text:span text:style-name="T54">" - это определенно скобки \n"</text:span><text:span text:style-name="T54">;</text:span></text:p>
      <text:p text:style-name="P42"><text:span text:style-name="T54"><text:tab/><text:tab/>cout </text:span><text:span text:style-name="T54">&lt;&lt;</text:span><text:span text:style-name="T54"> </text:span><text:span text:style-name="T54">"Количество заходов в рекурсию: "</text:span><text:span text:style-name="T54"> </text:span><text:span text:style-name="T54">&lt;&lt;</text:span><text:span text:style-name="T54">numb;</text:span></text:p>
      <text:p text:style-name="P42"><text:span text:style-name="T54"><text:tab/><text:tab/>entry_results_in_file(ptr0_arr, numb,flag);</text:span></text:p>
      <text:p text:style-name="P42"><text:span text:style-name="T54"><text:tab/>}</text:span></text:p>
      <text:p text:style-name="P42"><text:span text:style-name="T54"><text:tab/></text:span><text:span text:style-name="T54">else</text:span><text:span text:style-name="T54"> {</text:span></text:p>
      <text:p text:style-name="P42"><text:span text:style-name="T54"><text:tab/><text:tab/>arr[i+1] = </text:span><text:span text:style-name="T54">'\0'</text:span><text:span text:style-name="T54">;</text:span></text:p>
      <text:p text:style-name="P42"><text:span text:style-name="T54"><text:tab/><text:tab/>cout </text:span><text:span text:style-name="T54">&lt;&lt;</text:span><text:span text:style-name="T54"> </text:span><text:span text:style-name="T54">"Это не скобки\nЧасть прошедшая проверку:"</text:span><text:span text:style-name="T54"> </text:span><text:span text:style-name="T54">&lt;&lt;</text:span><text:span text:style-name="T54"> ptr0_arr </text:span><text:span text:style-name="T54">&lt;&lt;</text:span><text:span text:style-name="T54"> </text:span><text:span text:style-name="T54">"\n"</text:span><text:span text:style-name="T54">;</text:span></text:p>
      <text:p text:style-name="P42"><text:span text:style-name="T54"><text:tab/><text:tab/>cout </text:span><text:span text:style-name="T54">&lt;&lt;</text:span><text:span text:style-name="T54"> </text:span><text:span text:style-name="T54">"Количество заходов в рекурсию: "</text:span><text:span text:style-name="T54"> </text:span><text:span text:style-name="T54">&lt;&lt;</text:span><text:span text:style-name="T54">numb;</text:span></text:p>
      <text:p text:style-name="P42"><text:span text:style-name="T54"><text:tab/><text:tab/>entry_results_in_file(ptr0_arr, numb,flag);</text:span></text:p>
      <text:p text:style-name="P42"><text:span text:style-name="T54"><text:tab/>}</text:span></text:p>
      <text:p text:style-name="P42"><text:span text:style-name="T54"><text:tab/></text:span><text:span text:style-name="T54">delete[]</text:span><text:span text:style-name="T54"> ptr0_arr;</text:span></text:p>
      <text:p text:style-name="P42"><text:span text:style-name="T54"><text:tab/></text:span><text:span text:style-name="T54">return</text:span><text:span text:style-name="T54"> 0;</text:span></text:p>
      <text:p text:style-name="P37"><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urier new" svg:font-family="'Curier new'"/>
    <style:font-face style:name="Courier New" svg:font-family="'Courier New'" style:font-family-generic="modern"/>
    <style:font-face style:name="Arial Unicode MS2" svg:font-family="'Arial Unicode MS'" style:font-family-generic="swiss"/>
    <style:font-face style:name="Courier New1" svg:font-family="'Courier New'"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NSimSun"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17.002cm" style:type="right"/>
        </style:tab-stops>
      </style:paragraph-properties>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loext:header-first>
        <text:p text:style-name="Header"/>
      </loext:header-first>
      <style:footer>
        <text:p text:style-name="MP2"><text:page-number text:select-page="current">8</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2:00</meta:creation-date>
    <dc:date>2019-09-16T20:42:45.392000000</dc:date>
    <meta:print-date>2015-07-17T12:06:00</meta:print-date>
    <meta:editing-cycles>5</meta:editing-cycles>
    <meta:editing-duration>PT7M14S</meta:editing-duration>
    <meta:generator>LibreOffice/6.1.6.3$Windows_X86_64 LibreOffice_project/5896ab1714085361c45cf540f76f60673dd96a72</meta:generator>
    <meta:document-statistic meta:table-count="2" meta:image-count="0" meta:object-count="0" meta:page-count="8" meta:paragraph-count="201" meta:word-count="962" meta:character-count="6805" meta:non-whitespace-character-count="5736"/>
  </office:meta>
</office:document-meta>
</file>